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9cf0" officeooo:paragraph-rsid="00079cf0"/>
    </style:style>
    <style:style style:name="P2" style:family="paragraph" style:parent-style-name="Standard">
      <style:text-properties officeooo:rsid="00079cf0" officeooo:paragraph-rsid="00079cf0"/>
    </style:style>
    <style:style style:name="P3" style:family="paragraph" style:parent-style-name="Standard" style:list-style-name="L6">
      <style:text-properties fo:font-style="normal" officeooo:rsid="0011858a" officeooo:paragraph-rsid="0011858a" style:font-style-asian="normal" style:font-style-complex="normal"/>
    </style:style>
    <style:style style:name="P4" style:family="paragraph" style:parent-style-name="Standard">
      <style:text-properties fo:font-style="normal" officeooo:rsid="0011858a" officeooo:paragraph-rsid="0011858a" style:font-style-asian="normal" style:font-style-complex="normal"/>
    </style:style>
    <style:style style:name="P5" style:family="paragraph" style:parent-style-name="Standard">
      <style:text-properties fo:font-style="normal" officeooo:rsid="0011e0cf" officeooo:paragraph-rsid="0011e0cf" style:font-style-asian="normal" style:font-style-complex="normal"/>
    </style:style>
    <style:style style:name="P6" style:family="paragraph" style:parent-style-name="Standard" style:list-style-name="L7">
      <style:text-properties fo:font-style="normal" officeooo:rsid="0011e0cf" officeooo:paragraph-rsid="0011e0cf" style:font-style-asian="normal" style:font-style-complex="normal"/>
    </style:style>
    <style:style style:name="P7" style:family="paragraph" style:parent-style-name="Standard" style:list-style-name="L6">
      <style:text-properties officeooo:rsid="000f1bf8" officeooo:paragraph-rsid="000f1bf8"/>
    </style:style>
    <style:style style:name="P8" style:family="paragraph" style:parent-style-name="Standard" style:list-style-name="L6">
      <style:text-properties officeooo:rsid="00108500" officeooo:paragraph-rsid="00108500"/>
    </style:style>
    <style:style style:name="P9" style:family="paragraph" style:parent-style-name="Standard" style:list-style-name="L6">
      <style:text-properties officeooo:rsid="0011858a" officeooo:paragraph-rsid="0011858a"/>
    </style:style>
    <style:style style:name="P10" style:family="paragraph" style:parent-style-name="Standard" style:list-style-name="L6">
      <style:text-properties officeooo:rsid="0011e0cf" officeooo:paragraph-rsid="0011e0cf"/>
    </style:style>
    <style:style style:name="T1" style:family="text">
      <style:text-properties officeooo:rsid="000f164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ESTIONARIO UNIDAD 5. <text:s/><text:span text:style-name="T1">PRÁCTICA 5.7</text:span></text:p>
      <text:p text:style-name="P1"/>
      <text:list xml:id="list1866813822" text:style-name="L6">
        <text:list-item>
          <text:p text:style-name="P7">Comando que muestra los módulos estáticos cargados. </text:p>
        </text:list-item>
        <text:list-item>
          <text:p text:style-name="P7">¿En qué directorio se muestran los módulos dinámicos cargados? ¿Qué contiene el directorio? ¿Qué es un enlace simbólico? ¿Con qué comando los visualizas? </text:p>
        </text:list-item>
        <text:list-item>
          <text:p text:style-name="P7">¿En qué directorio están los archivos .load? ¿Qué hace la directiva LoadModule? ¿En qué directorio se encuentran los módulos (archivos .so)?</text:p>
        </text:list-item>
        <text:list-item>
          <text:p text:style-name="P8">Explica la imagen 5.6</text:p>
          <text:list>
            <text:list-item>
              <text:p text:style-name="P8">¿Cual es el nombre del archivo que se muestra?</text:p>
            </text:list-item>
            <text:list-item>
              <text:p text:style-name="P8">¿Cuándo se ejecutan las directivas que hay entre &lt;IfModule ..&gt; .. &lt;/IfModule&gt;</text:p>
            </text:list-item>
            <text:list-item>
              <text:p text:style-name="P8">¿Qué significa la directiva?</text:p>
            </text:list-item>
          </text:list>
        </text:list-item>
        <text:list-item>
          <text:p text:style-name="P8">¿En qué directorio se encuentran los módulos disponibles para cargar? ¿Con qué comando los muestras?</text:p>
        </text:list-item>
        <text:list-item>
          <text:p text:style-name="P8">¿Con qué comando consultas el repositorio de Ubuntu y averiguas los paquetes que se pueden instalar para instalar nuevos módulos en Apache?</text:p>
        </text:list-item>
        <text:list-item>
          <text:p text:style-name="P8">MÓDULO USERDIR</text:p>
          <text:list>
            <text:list-item>
              <text:p text:style-name="P8">¿Cómo sabes si el módulo userdir está habilitado? Escribe el comando completo.</text:p>
            </text:list-item>
            <text:list-item>
              <text:p text:style-name="P8">Escribe el comando completo para activar el módulo userdir.</text:p>
            </text:list-item>
            <text:list-item>
              <text:p text:style-name="P8">Escribe el comando completo para averiguar si ya está cargado el módulo. ¿Qué directorio consultas?</text:p>
            </text:list-item>
            <text:list-item>
              <text:p text:style-name="P8">En el punto 2.5, responde</text:p>
              <text:list>
                <text:list-item>
                  <text:p text:style-name="P8">¿Dónde te muestra que todos los usuarios menos root pueden publicar su página web?</text:p>
                </text:list-item>
                <text:list-item>
                  <text:p text:style-name="P8">¿Cómo se debe llamar el directorio dónde el usuario debe poner sus páginas web y dónde debe estar situado?</text:p>
                </text:list-item>
              </text:list>
            </text:list-item>
            <text:list-item>
              <text:p text:style-name="P10">En el punto 2.6 ¿Con qué URL accedes a la página web del usuario?</text:p>
            </text:list-item>
          </text:list>
        </text:list-item>
        <text:list-item>
          <text:p text:style-name="P9">¿Con qué comando deshabilitas el módulo userdir?</text:p>
        </text:list-item>
        <text:list-item>
          <text:p text:style-name="P3">¿Para qué sirve el módulo userdir?</text:p>
        </text:list-item>
      </text:list>
      <text:p text:style-name="P4"/>
      <text:p text:style-name="P5">REPASO PRÁCTICA 5.7</text:p>
      <text:p text:style-name="P5"/>
      <text:list xml:id="list2115011418" text:style-name="L7">
        <text:list-item>
          <text:p text:style-name="P6">Crea un usuario zipi. El objetivo es que zipi pueda publicar su web, el texto que mostrará la página web será “Soy el usuario zipi creado por el alumno tunombre y apellidos”. <text:s/>Configura Apache para que el usuario zipi pueda publicar su página web. Accede desde W7 a la web de zipi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14:49:39.750000000</meta:creation-date>
    <dc:date>2019-10-17T15:48:01.235000000</dc:date>
    <meta:editing-duration>PT15M48S</meta:editing-duration>
    <meta:editing-cycles>6</meta:editing-cycles>
    <meta:generator>LibreOffice/6.2.4.2$Windows_X86_64 LibreOffice_project/2412653d852ce75f65fbfa83fb7e7b669a126d64</meta:generator>
    <meta:document-statistic meta:table-count="0" meta:image-count="0" meta:object-count="0" meta:page-count="1" meta:paragraph-count="22" meta:word-count="300" meta:character-count="1758" meta:non-whitespace-character-count="1479"/>
  </office:meta>
</office:document-meta>
</file>